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9pt" fo:font-weight="normal" officeooo:rsid="00104fe5" officeooo:paragraph-rsid="001c581a" style:font-size-asian="19pt" style:font-weight-asian="normal" style:font-size-complex="19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4fe5" officeooo:paragraph-rsid="001c581a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officeooo:rsid="0020ea1c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22a1d3"/>
    </style:style>
    <style:style style:name="T4" style:family="text">
      <style:text-properties officeooo:rsid="001640e8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c581a" style:font-size-asian="28pt" style:font-size-complex="28pt"/>
    </style:style>
    <style:style style:name="T7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0.796cm" fo:min-width="0.1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Para o Mundo Ouvir</text:span><text:tab/>Ministério Além do Véu<text:tab/><text:span text:style-name="T5">[ 1</text:span><text:span text:style-name="T6">4</text:span><text:span text:style-name="T5"> ]</text:span></text:p>
      <text:p text:style-name="P1">Sentir o teu coração, Olhar pelos teus olhos</text:p>
      <text:p text:style-name="P1">Ser suas mãos e pés, Levar a salvação as vidas</text:p>
      <text:p text:style-name="P1"/>
      <text:p text:style-name="P1">*** Renda-se; Renda-se</text:p>
      <text:p text:style-name="P1">Deixe a luz de Jesus cristo, nesta noite entrar <text:span text:style-name="T3">ou ou ou</text:span></text:p>
      <text:p text:style-name="P1">Renda-se; Renda-se</text:p>
      <text:p text:style-name="P1">Que o poder das trevas, trema com nosso louvor</text:p>
      <text:p text:style-name="P1">Até que o mundo inteiro ouça o <text:span text:style-name="T4">S</text:span>enhor</text:p>
      <text:p text:style-name="P1">Erguemos o Teu nome hoje, em alto som</text:p>
      <text:p text:style-name="P1">Como vozes no deserto, estamos a clamar</text:p>
      <text:p text:style-name="P1">O dia se aproxima</text:p>
      <text:p text:style-name="P1">Eu vou gritar para o mundo ouvir <text:span text:style-name="T3">ou ou ou</text:span></text:p>
      <text:p text:style-name="P1"/>
      <text:p text:style-name="P1">Senhor vem com o seu poder, Os demônios derrotar</text:p>
      <text:p text:style-name="P1">Nação santa do <text:span text:style-name="T4">S</text:span>enhor, Gritaremos sem Cesar</text:p>
      <text:p text:style-name="P1"/>
      <text:p text:style-name="P1">Eu vou gritar Para o Mundo Ouvir <text:span text:style-name="T3">ou ou ou ou ou ou</text:span></text:p>
      <text:p text:style-name="P1">Eu vou gritar Para o Mundo Ouvir</text:p>
      <text:p text:style-name="P1"/>
      <text:p text:style-name="P1">Quero ser suas mãos e pés, Quero ver Tua salvação</text:p>
      <text:p text:style-name="P1">Ver o preso ser liberto, Para o mundo ouvir</text:p>
      <text:p text:style-name="P1">Oro pra que seja assim</text:p>
      <text:p text:style-name="P1">Mais de Deus menos de mim</text:p>
      <text:p text:style-name="P1">Que minha vida seja em louvor a Ti</text:p>
      <text:p text:style-name="P1">Até que o mundo inteiro ouça o senhor</text:p>
      <text:p text:style-name="P1">Erguemos o Teu nome hoje, em alto som</text:p>
      <text:p text:style-name="P1">Como vozes no deserto, estamos a clamar</text:p>
      <text:p text:style-name="P1">O dia se aproxima</text:p>
      <text:p text:style-name="P1"><draw:custom-shape text:anchor-type="paragraph" draw:z-index="0" draw:style-name="gr1" draw:text-style-name="P3" svg:width="0.212cm" svg:height="0.795cm" svg:x="15.489cm" svg:y="0.60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<draw:frame text:anchor-type="paragraph" draw:z-index="1" draw:style-name="gr2" draw:text-style-name="P4" svg:width="1.059cm" svg:height="0.489cm" svg:x="15.831cm" svg:y="0.069cm"><draw:text-box><text:p><text:span text:style-name="T7">3x</text:span></text:p></draw:text-box></draw:frame>Eu vou gritar para o mundo ouvir <text:span text:style-name="T1">ou ou ou ou ou 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4T14:05:39.640986164</dc:date>
    <meta:editing-duration>PT24M13S</meta:editing-duration>
    <meta:editing-cycles>16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6" meta:word-count="206" meta:character-count="977" meta:non-whitespace-character-count="797"/>
  </office:meta>
</office:document-meta>
</file>